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빅데이터를 활용한 스마트 도시관리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조장</text:span></text:p>
            <text:p text:style-name="P2"><text:span text:style-name="T2">응원이</text:span></text:p>
            <text:p text:style-name="P2"><text:span text:style-name="T2">낙서쟁이</text:span></text:p>
            <text:p text:style-name="P2"><text:span text:style-name="T2">프로서치러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목차 </text:p>
          </draw:text-box>
        </draw:frame>
        <draw:frame presentation:style-name="pr4" draw:text-style-name="P5" draw:layer="layout" svg:width="16.8cm" svg:height="11.715cm" svg:x="1.4cm" svg:y="3.285cm" presentation:class="outline" presentation:user-transformed="true">
          <draw:text-box>
            <text:list text:style-name="L3">
              <text:list-item>
                <text:p>빅데이터 시대의 도래</text:p>
                <text:list>
                  <text:list-item>
                    <text:p>빅데이터에 대한 관심 증대</text:p>
                  </text:list-item>
                  <text:list-item>
                    <text:p>빅데이터란</text:p>
                  </text:list-item>
                </text:list>
              </text:list-item>
              <text:list-item>
                <text:p>도시 문제 해결을 위한 빅데이터 활용 사례</text:p>
                <text:list>
                  <text:list-item>
                    <text:p>재난 위기 관리</text:p>
                  </text:list-item>
                  <text:list-item>
                    <text:p>시스템 운영</text:p>
                  </text:list-item>
                  <text:list-item>
                    <text:p>시민편의 증진 및 예측 가능한 사업 추친</text:p>
                  </text:list-item>
                </text:list>
              </text:list-item>
              <text:list-item>
                <text:p>빅데이터를 통한 스마트 도시관리 방안</text:p>
                <text:list>
                  <text:list-item>
                    <text:p>빅데이터 시대에서의 스마트 물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빅데이터 시대의 도래 <text:s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빅데이터에 대한 관심 증대</text:p>
                <text:list>
                  <text:list-item>
                    <text:p>빅데이터에 대한 보고서와 정책들을 시장 분석기관, 정부기관 등에서 경쟁적으로 제시</text:p>
                  </text:list-item>
                </text:list>
              </text:list-item>
              <text:list-item>
                <text:p>빅데이터 분석 활용 사례 (뉴스기사)</text:p>
                <text:list>
                  <text:list-item>
                    <text:p>삼성전자, CJ제일제당의 ‘소비자 읽기’ - 온라인 여론에서 마케팅 전략 단초 얻어 </text:p>
                  </text:list-item>
                  <text:list-item>
                    <text:p>정부, 빅데이터를 활용한 스마트 정부 구현 방안을 마련하고 빅데이터 국가전략포럼 운영 중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2.629cm" svg:x="1.2cm" svg:y="1.056cm" presentation:class="title" presentation:user-transformed="true">
          <draw:text-box>
            <text:p>빅데이터란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빅데이터는 보통 수십~수천 테라바이트 정도의 크기를 갖는다.</text:p>
              </text:list-item>
              <text:list-item>
                <text:p>기존 방식으로는 관리가 매우 어려운 데이터 집합</text:p>
              </text:list-item>
              <text:list-item>
                <text:p>빅데이터란 가치 있는 정보를 추출하고<text:line-break/>이를 바탕으로 생성된 지식을 활용해<text:line-break/>문제에 능동적으로 대응하거나 변화를 예측하는 기술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빅데이터 시대에서의 스마트 물류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막대한 데이터와 화물의 물동 예측을 통해 오류 제거</text:p>
              </text:list-item>
              <text:list-item>
                <text:p>빅데이터와 물류가 만나면서 흐름에 대한 예경보가 가능해짐</text:p>
              </text:list-item>
              <text:list-item>
                <text:p>빠르고 합리적인 물류 배송 계획 수립 </text:p>
              </text:list-item>
              <text:list-item>
                <text:p>교통수단이나 노선 최적화가 가능해짐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54:08.408829654</meta:creation-date>
    <meta:generator>LibreOffice/6.4.5.2$Linux_X86_64 LibreOffice_project/40$Build-2</meta:generator>
    <dc:date>2020-10-06T13:34:59.727376146</dc:date>
    <meta:editing-duration>PT50M16S</meta:editing-duration>
    <meta:editing-cycles>14</meta:editing-cycles>
    <meta:document-statistic meta:object-count="41"/>
  </office:meta>
</office:document-meta>
</file>